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Prestige Elite Std" svg:font-family="'Prestige Elite Std'" style:font-adornments="Bold"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Display O" svg:font-family="'Linux Libertine Display O'"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de" fo:country="DE"/>
    </style:style>
    <style:style style:name="P2" style:family="paragraph" style:parent-style-name="Project">
      <style:text-properties fo:language="de" fo:country="DE"/>
    </style:style>
    <style:style style:name="P3" style:family="paragraph" style:parent-style-name="Text_20_body">
      <style:text-properties officeooo:rsid="005eb0de" officeooo:paragraph-rsid="005eb0de"/>
    </style:style>
    <style:style style:name="P4" style:family="paragraph" style:parent-style-name="Text_20_body">
      <style:text-properties officeooo:rsid="006cf918" officeooo:paragraph-rsid="006cf918"/>
    </style:style>
    <style:style style:name="P5" style:family="paragraph" style:parent-style-name="Text_20_body">
      <style:text-properties officeooo:rsid="006cf918" officeooo:paragraph-rsid="006d4330"/>
    </style:style>
    <style:style style:name="P6" style:family="paragraph" style:parent-style-name="Text_20_body">
      <style:text-properties officeooo:paragraph-rsid="006de9c7"/>
    </style:style>
    <style:style style:name="P7" style:family="paragraph" style:parent-style-name="Text_20_body">
      <style:text-properties officeooo:rsid="007b8150" officeooo:paragraph-rsid="007b8150"/>
    </style:style>
    <style:style style:name="P8" style:family="paragraph" style:parent-style-name="Text_20_body">
      <style:text-properties officeooo:rsid="007d70b6" officeooo:paragraph-rsid="007d70b6"/>
    </style:style>
    <style:style style:name="P9" style:family="paragraph" style:parent-style-name="Text_20_body">
      <style:text-properties officeooo:rsid="00815d15" officeooo:paragraph-rsid="00815d15"/>
    </style:style>
    <style:style style:name="P10" style:family="paragraph" style:parent-style-name="Text_20_body">
      <style:text-properties officeooo:rsid="00876c6a" officeooo:paragraph-rsid="00876c6a"/>
    </style:style>
    <style:style style:name="P11" style:family="paragraph" style:parent-style-name="Text_20_body">
      <style:text-properties officeooo:rsid="00966a2b" officeooo:paragraph-rsid="008a4ee5"/>
    </style:style>
    <style:style style:name="P12" style:family="paragraph" style:parent-style-name="Footnote">
      <style:text-properties officeooo:rsid="007b8150" officeooo:paragraph-rsid="007b8150"/>
    </style:style>
    <style:style style:name="P13" style:family="paragraph" style:parent-style-name="Heading_20_1">
      <style:text-properties officeooo:rsid="007d70b6" officeooo:paragraph-rsid="007d70b6"/>
    </style:style>
    <style:style style:name="P14" style:family="paragraph" style:parent-style-name="Heading_20_1">
      <style:text-properties officeooo:rsid="00815d15" officeooo:paragraph-rsid="00815d15"/>
    </style:style>
    <style:style style:name="P15" style:family="paragraph" style:parent-style-name="Heading_20_1">
      <style:text-properties officeooo:rsid="00876c6a" officeooo:paragraph-rsid="00876c6a"/>
    </style:style>
    <style:style style:name="P16" style:family="paragraph" style:parent-style-name="Heading_20_2">
      <style:text-properties officeooo:rsid="00307264" officeooo:paragraph-rsid="00307264"/>
    </style:style>
    <style:style style:name="P17" style:family="paragraph" style:parent-style-name="Heading_20_2">
      <style:text-properties officeooo:rsid="00815d15" officeooo:paragraph-rsid="00815d15"/>
    </style:style>
    <style:style style:name="P18" style:family="paragraph" style:parent-style-name="Heading_20_2">
      <style:text-properties officeooo:rsid="00876c6a" officeooo:paragraph-rsid="00876c6a"/>
    </style:style>
    <style:style style:name="T1" style:family="text">
      <style:text-properties officeooo:rsid="00783ec7"/>
    </style:style>
    <style:style style:name="T2" style:family="text">
      <style:text-properties fo:font-style="italic" style:font-style-asian="italic" style:font-style-complex="italic"/>
    </style:style>
    <style:style style:name="T3" style:family="text">
      <style:text-properties fo:font-style="italic" officeooo:rsid="005ce2bd" style:font-style-asian="italic" style:font-style-complex="italic"/>
    </style:style>
    <style:style style:name="T4" style:family="text">
      <style:text-properties officeooo:rsid="005ce2bd"/>
    </style:style>
    <style:style style:name="T5" style:family="text">
      <style:text-properties officeooo:rsid="006920a4"/>
    </style:style>
    <style:style style:name="T6" style:family="text">
      <style:text-properties officeooo:rsid="006d4330"/>
    </style:style>
    <style:style style:name="T7" style:family="text">
      <style:text-properties officeooo:rsid="006de9c7"/>
    </style:style>
    <style:style style:name="T8" style:family="text">
      <style:text-properties officeooo:rsid="00876c6a"/>
    </style:style>
    <style:style style:name="T9" style:family="text">
      <style:text-properties officeooo:rsid="00aaa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text:span text:style-name="T2">Cor</text:span><text:span text:style-name="T3">adeck</text:span></text:p>
      <text:p text:style-name="P1">Cor<text:span text:style-name="T4">aSQL</text:span></text:p>
      <text:h text:style-name="Heading_20_1" text:outline-level="1">Overview</text:h>
      <text:h text:style-name="P16" text:outline-level="2">Summary</text:h>
      <text:p text:style-name="P3">The Cora<text:span text:style-name="T5">SQL</text:span> module is CoraDeck’s <text:span text:style-name="T5">SQL database module and at the same time one of the data set drivers of CoraData</text:span>.</text:p>
      <text:h text:style-name="Heading_20_1" text:outline-level="1">Data Set Implementation</text:h>
      <text:p text:style-name="P4">A data set is implemented as a shared set of (joined<text:note text:id="ftn1" text:note-class="footnote"><text:note-citation>1</text:note-citation><text:note-body><text:p text:style-name="P12">Tables are not joined on the SQL level due to the potential complexity of the resulting queries. <text:s/>Instead, the joins are handled on the module level.</text:p></text:note-body></text:note>) tables, in which the primary table is the one containing the records themselves; the other tables are called dependencies or subtables.</text:p>
      <text:p text:style-name="P4">If the record consists of only scalar fields, a simple database table is enough to store the data set. <text:s/>However, if at least one field is an object or collection, at least one more table <text:span text:style-name="T6">per composite field </text:span>needs to be added to the set.</text:p>
      <text:p text:style-name="P4">Tables are shared across the entire data realm, i. e. the primary table could e. g. be on a NoSQL DB, and each subtable could be on a different SQL database. <text:s/>Being shared also means that the same subtable could be referenced from different data sets.</text:p>
      <text:h text:style-name="Heading_20_2" text:outline-level="2">Data Set Tables</text:h>
      <text:p text:style-name="P5">A primary table has the name <text:span text:style-name="T7">of </text:span>the record it contains (translated to SQL).</text:p>
      <text:p text:style-name="P5">An object subtable has the name of the record it contains <text:span text:style-name="T7">(translated to SQL and </text:span>prefixed with <text:span text:style-name="Code"><text:span text:style-name="T6">R_</text:span></text:span><text:span text:style-name="T6">).</text:span></text:p>
      <text:p text:style-name="P6"><text:span text:style-name="T6">A collection subtable has the name of the record it contains (translated to SQL and prefixed with </text:span><text:span text:style-name="Code"><text:span text:style-name="T7">C_</text:span></text:span><text:span text:style-name="T6">). <text:s/>If the collection consists of only one scalar field, the SQL type of the scalar is used as a name (with parantheses replaced by underscores, and trailing underscores removed, e. g. </text:span><text:span text:style-name="Code"><text:span text:style-name="T6">C_VARCHAR_64</text:span></text:span><text:span text:style-name="T6"> for a table containing strings with a maximum length of 64).</text:span></text:p>
      <text:h text:style-name="Heading_20_2" text:outline-level="2">Records</text:h>
      <text:p text:style-name="P7">A record consists of scalar fields, object references and collection references. <text:s/>Refer</text:p>
      <text:h text:style-name="Heading_20_2" text:outline-level="2">Record Descriptors</text:h>
      <text:p text:style-name="P7">A record descriptor defines the SQL structure of a data table and the table name.</text:p>
      <text:h text:style-name="P13" text:outline-level="1"><text:bookmark-start text:name="__RefNumPara__1435_1839174503"/>Create and Delete Tables<text:bookmark-end text:name="__RefNumPara__1435_1839174503"/></text:h>
      <text:p text:style-name="P8">If a record descriptor is created, a check on the current schema is made if a table with the specified table name already exists. <text:s/>If not, it is created using CREATE TABLE according to the metadata in the record descriptor.</text:p>
      <text:p text:style-name="P8">A table is deleted automatically if there are no more rows in the table and the AUTO_CLEAN mode is set.</text:p>
      <text:h text:style-name="P14" text:outline-level="1"><text:soft-page-break/>Persistence of Records With Composite Fields</text:h>
      <text:p text:style-name="P9">If a record has only scalar fields, the methods described in sections <text:bookmark-ref text:reference-format="number-all-superior" text:ref-name="__RefNumPara__1435_1839174503">3</text:bookmark-ref><text:s/>and <text:bookmark-ref text:reference-format="number-all-superior" text:ref-name="__RefNumPara__1437_1839174503">Error: Reference source not found</text:bookmark-ref><text:s/>suffice <text:s/>With composite fields, matters get more complicated:</text:p>
      <text:h text:style-name="P17" text:outline-level="2">Insertion of Records With Composite Fields</text:h>
      <text:p text:style-name="P9">If a record with composite fields has to be added, <text:span text:style-name="T8">the values of the composite fields must also be added, recursively, in the context of the current transaction.</text:span></text:p>
      <text:h text:style-name="P18" text:outline-level="2">Update of Records With Composite Fields</text:h>
      <text:p text:style-name="P10">If a record with composite fields has to be updated, the values of the composite fields must also be updated, recursively, in the context of the current transaction, respecting historization.</text:p>
      <text:p text:style-name="P10">For object fields, the historization technique of the main record applies.</text:p>
      <text:p text:style-name="P10">If collection fields are involved, non-historized update means to remove the elements that are no longer part of the collection, to add the elements that are new in the collection, and to update elements that have changed in the collection. <text:s/>Since collection elements may themselves be composite, this process must be applied recursively.</text:p>
      <text:p text:style-name="P10">Historized updates are insertions and marking as HISTORY. <text:s/>The marking process is also recursive.</text:p>
      <text:h text:style-name="P18" text:outline-level="2">Deletion of Records With Composite Fields</text:h>
      <text:p text:style-name="P10">If a record with composite fields has to be deleted, the values of the composite fields must also be deleted, recursively, in the context of the current transaction, respecting historization.</text:p>
      <text:p text:style-name="P10">For object fields, the historization technique of the main record applies.</text:p>
      <text:p text:style-name="P10">If collection fields are involved, non-historized update means to remove all elements whose source selector matches the record to be deleted. <text:s/>Since collection elements may hemselves be composite, this process must be applied recursively.</text:p>
      <text:p text:style-name="P10">Historized updates are just mark<text:span text:style-name="T9">ed</text:span> as HISTOR<text:span text:style-name="T9">IC</text:span>. <text:s/>The marking process is also recursive.</text:p>
      <text:h text:style-name="P15" text:outline-level="1">Implementation</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Prestige Elite Std" svg:font-family="'Prestige Elite Std'" style:font-adornments="Bold"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Display O" svg:font-family="'Linux Libertine Display O'"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style-name="Regular" style:font-pitch="variable" fo:font-size="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inux Libertine O" fo:font-family="'Linux Libertine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loext: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writing-mode="page"/>
      <style:text-properties style:font-name="Linux Libertine O1" fo:font-family="'Linux Libertine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1701in" loext:contextual-spacing="false" fo:text-align="center" style:justify-single-word="false"/>
      <style:text-properties style:font-name="Linux Libertine Display O" fo:font-family="'Linux Libertine Display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text-properties fo:font-size="10.5pt" fo:font-weight="normal"/>
    </style:style>
    <style:style style:name="Heading_20_1" style:display-name="Heading 1" style:family="paragraph" style:parent-style-name="Heading" style:next-style-name="Text_20_body" style:default-outline-level="1" style:class="text">
      <style:paragraph-properties fo:margin-left="0in" fo:margin-right="0in" fo:margin-top="0.2402in" fo:margin-bottom="0.0402in" loext:contextual-spacing="false" fo:text-indent="0in" style:auto-text-indent="false" style:writing-mode="page"/>
      <style:text-properties style:font-name="Linux Libertine O1" fo:font-family="'Linux Libertine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in" fo:margin-bottom="0in" loext:contextual-spacing="false"/>
    </style:style>
    <style:style style:name="List_20_1_20_Start" style:display-name="List 1 Start" style:family="paragraph" style:parent-style-name="List" style:next-style-name="List_20_1_20_Cont." style:list-style-name="List_20_1" style:class="list">
      <style:paragraph-properties fo:margin-top="0.0402in" fo:margin-bottom="0in" loext:contextual-spacing="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1_20_Cont." style:display-name="List 1 Cont." style:family="paragraph" style:parent-style-name="List" style:list-style-name="List_20_1" style:class="list">
      <style:paragraph-properties fo:margin-top="0in" fo:margin-bottom="0in" loext:contextual-spacing="false"/>
    </style:style>
    <style:style style:name="List_20_1_20_End" style:display-name="List 1 End" style:family="paragraph" style:parent-style-name="List" style:next-style-name="Text_20_body" style:list-style-name="List_20_1" style:class="list">
      <style:paragraph-properties fo:margin-top="0in" fo:margin-bottom="0.0402in" loext:contextual-spacing="false"/>
    </style:style>
    <style:style style:name="Heading_20_2" style:display-name="Heading 2" style:family="paragraph" style:parent-style-name="Heading" style:next-style-name="Text_20_body" style:default-outline-level="2" style:class="text">
      <style:paragraph-properties fo:margin-left="0in" fo:margin-right="0in" fo:margin-top="0.1902in" fo:margin-bottom="0.0402in" loext:contextual-spacing="false" fo:text-indent="0in" style:auto-text-indent="fals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1701in" fo:margin-bottom="0.0402in" loext:contextual-spacing="false" fo:text-indent="0in"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3in" fo:margin-right="0in" fo:margin-top="0.0402in" fo:margin-bottom="0in" loext:contextual-spacing="false" fo:text-indent="-0.05in" style:auto-text-indent="false">
        <style:tab-stops/>
      </style:paragraph-properties>
    </style:style>
    <style:style style:name="Numbering_20_1" style:display-name="Numbering 1" style:family="paragraph" style:parent-style-name="List" style:list-style-name="Numbering_20_1" style:class="list">
      <style:paragraph-properties fo:margin-left="0.3in" fo:margin-right="0in" fo:margin-top="0in" fo:margin-bottom="0in" loext:contextual-spacing="false" fo:text-indent="-0.05in" style:auto-text-indent="false">
        <style:tab-stops/>
      </style:paragraph-properties>
    </style:style>
    <style:style style:name="Numbering_20_1_20_Cont." style:display-name="Numbering 1 Cont." style:family="paragraph" style:parent-style-name="Numbering_20_1" style:class="list">
      <style:paragraph-properties fo:margin-left="0.3in" fo:margin-right="0in" fo:margin-top="0in" fo:margin-bottom="0in" loext:contextual-spacing="false" fo:text-indent="-0.05in" style:auto-text-indent="false">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End" style:display-name="Numbering 1 End" style:family="paragraph" style:parent-style-name="Numbering_20_1" style:next-style-name="Text" style:class="list">
      <style:paragraph-properties fo:margin-left="0.3in" fo:margin-right="0in" fo:margin-top="0in" fo:margin-bottom="0.0402in" loext:contextual-spacing="false" fo:text-indent="-0.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_20_Start" style:display-name="List 2 Start" style:family="paragraph" style:parent-style-name="List"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Code_20_Fragment" style:display-name="Code Fragment" style:family="paragraph" style:parent-style-name="Text_20_body">
      <style:paragraph-properties fo:margin-top="0in" fo:margin-bottom="0in" loext:contextual-spacing="fals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s>
      </style:paragraph-properties>
      <style:text-properties style:font-name="Prestige Elite Std" fo:font-family="'Prestige Elite Std'" style:font-style-name="Bold" style:font-pitch="fixed" fo:font-size="9pt" fo:font-weight="bold" officeooo:rsid="00876c6a"/>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Prestige Elite Std" fo:font-family="'Prestige Elite Std'" style:font-style-name="Bold" style:font-pitch="fixed"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2in" fo:margin-left="0.1in"/>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2in" fo:margin-left="0.1in"/>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2in" fo:margin-left="0.1in"/>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2in" fo:margin-left="0.1in"/>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2in" fo:margin-left="0.1in"/>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2in" fo:margin-left="0.1in"/>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2in" fo:margin-left="0.1in"/>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2in" fo:margin-left="0.1in"/>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2in" fo:margin-left="0.1in"/>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2in" fo:margin-left="0.1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1in" fo:margin-left="0.05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1in" fo:margin-left="0.05in"/>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1in" fo:margin-left="0.05in"/>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1in" fo:margin-left="0.05in"/>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1in" fo:margin-left="0.05in"/>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1in" fo:margin-left="0.05in"/>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1in" fo:margin-left="0.05in"/>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1in" fo:margin-left="0.05in"/>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1in" fo:margin-left="0.05in"/>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1in" fo:margin-left="0.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783ec7"/>
    </style:style>
    <style:page-layout style:name="Mpm1">
      <style:page-layout-properties fo:page-width="8.2701in" fo:page-height="11.6902in" style:num-format="1" style:print-orientation="portrait" fo:margin-top="0.7874in" fo:margin-bottom="0.69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764in" fo:margin-left="0in" fo:margin-right="0in" fo:margin-top="0.2in" style:shadow="none" style:dynamic-spacing="false"/>
      </style:footer-style>
    </style:page-layout>
    <number:date-style style:name="N84">
      <number:year number:style="long"/>
      <number:text>-</number:text>
      <number:month number:style="long"/>
      <number:text>-</number:text>
      <number:day number:style="long"/>
    </number:date-style>
    <number:time-style style:name="N121">
      <number:hours number:style="long"/>
      <number:minutes number:style="long"/>
    </number:time-style>
  </office:automatic-styles>
  <office:master-styles>
    <style:master-page style:name="Standard" style:page-layout-name="Mpm1">
      <style:footer>
        <text:p text:style-name="Footer"><text:file-name text:display="name">CoraSQL</text:file-name><text:tab/><text:span text:style-name="MT1">page</text:span> <text:page-number text:select-page="current">1</text:page-number> / <text:page-count>2</text:page-count><text:tab/><text:date style:data-style-name="N84" text:date-value="2015-12-26T19:48:31.000000080" text:fixed="true">2015-12-26</text:date>@<text:time style:data-style-name="N121" text:time-value="2015-12-26T19:49:04.990000035" text:fixed="true">1949</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zel</meta:initial-creator>
    <meta:creation-date>2015-08-10T11:33:07</meta:creation-date>
    <dc:date>2020-01-15T23:56:44.564066631</dc:date>
    <meta:editing-duration>P2DT22H40M22S</meta:editing-duration>
    <meta:editing-cycles>69</meta:editing-cycles>
    <meta:generator>LibreOffice/6.1.5.2$Linux_X86_64 LibreOffice_project/10$Build-2</meta:generator>
    <meta:printed-by>Dominik Wezel</meta:printed-by>
    <meta:print-date>2015-09-02T17:34:38</meta:print-date>
    <meta:document-statistic meta:table-count="0" meta:image-count="0" meta:object-count="0" meta:page-count="2" meta:paragraph-count="37" meta:word-count="662" meta:character-count="3965" meta:non-whitespace-character-count="3341"/>
  </office:meta>
</office:document-meta>
</file>